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bba" officeooo:paragraph-rsid="00142bba"/>
    </style:style>
    <style:style style:name="P2" style:family="paragraph" style:parent-style-name="Standard">
      <style:text-properties officeooo:rsid="0015b377" officeooo:paragraph-rsid="0015b377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ATÍSTICA E PROBABILIDADE</text:p>
      <text:p text:style-name="P1">Conceitos Básicos e aplicações</text:p>
      <text:p text:style-name="P1"/>
      <text:p text:style-name="P1">Associada a números, tabelas e gráficos</text:p>
      <text:p text:style-name="P2"/>
      <text:p text:style-name="P2">Auxilia na tomada de decisão</text:p>
      <text:p text:style-name="P2">Planejamento de pesquisa (amostragem, etc)</text:p>
      <text:p text:style-name="P2"/>
      <text:p text:style-name="P2">Dependendo da variável, há dados quantitativos e qualitativos (categorizadas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0:44:07.818938152</meta:creation-date>
    <meta:editing-duration>PT11H34M27S</meta:editing-duration>
    <meta:editing-cycles>5</meta:editing-cycles>
    <meta:generator>LibreOffice/7.3.7.2$Linux_X86_64 LibreOffice_project/30$Build-2</meta:generator>
    <dc:date>2024-09-09T15:19:08.957706925</dc:date>
    <meta:document-statistic meta:table-count="0" meta:image-count="0" meta:object-count="0" meta:page-count="1" meta:paragraph-count="6" meta:word-count="32" meta:character-count="243" meta:non-whitespace-character-count="217"/>
  </office:meta>
</office:document-meta>
</file>